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Liberation Mono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Monaco1" svg:font-family="Monaco, 'Courier New', 'DejaVu Sans Mono', 'Bitstream Vera Sans Mono', monospace"/>
    <style:font-face style:name="Monaco" svg:font-family="Monaco, Menlo, Consolas, 'Courier New', monospace"/>
    <style:font-face style:name="Open Sans" svg:font-family="'Open Sans', 'Helvetica Neue', Helvetica, Arial, sans-serif"/>
    <style:font-face style:name="UbuntuBeta Mono" svg:font-family="'UbuntuBeta Mono', 'Ubuntu Mono', 'Courier New'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8c9" officeooo:paragraph-rsid="000948c9"/>
    </style:style>
    <style:style style:name="P2" style:family="paragraph" style:parent-style-name="Standard">
      <style:text-properties officeooo:rsid="001777a5" officeooo:paragraph-rsid="001777a5"/>
    </style:style>
    <style:style style:name="P3" style:family="paragraph" style:parent-style-name="Preformatted_20_Text">
      <style:text-properties officeooo:rsid="000948c9" officeooo:paragraph-rsid="000948c9"/>
    </style:style>
    <style:style style:name="P4" style:family="paragraph" style:parent-style-name="Preformatted_20_Text">
      <style:text-properties officeooo:rsid="000948c9" officeooo:paragraph-rsid="00096002"/>
    </style:style>
    <style:style style:name="P5" style:family="paragraph" style:parent-style-name="Preformatted_20_Text">
      <style:text-properties officeooo:rsid="000948c9" officeooo:paragraph-rsid="000c550b"/>
    </style:style>
    <style:style style:name="P6" style:family="paragraph" style:parent-style-name="Preformatted_20_Text">
      <style:text-properties officeooo:rsid="000948c9" officeooo:paragraph-rsid="000e74c7"/>
    </style:style>
    <style:style style:name="P7" style:family="paragraph" style:parent-style-name="Preformatted_20_Text">
      <style:text-properties officeooo:rsid="000948c9" officeooo:paragraph-rsid="000fd02f"/>
    </style:style>
    <style:style style:name="P8" style:family="paragraph" style:parent-style-name="Preformatted_20_Text">
      <style:text-properties officeooo:rsid="000fd02f" officeooo:paragraph-rsid="000fd02f"/>
    </style:style>
    <style:style style:name="P9" style:family="paragraph" style:parent-style-name="Preformatted_20_Text">
      <style:text-properties officeooo:rsid="001030e6" officeooo:paragraph-rsid="001030e6"/>
    </style:style>
    <style:style style:name="P10" style:family="paragraph" style:parent-style-name="Preformatted_20_Text">
      <style:text-properties officeooo:rsid="00110535" officeooo:paragraph-rsid="00110535"/>
    </style:style>
    <style:style style:name="P11" style:family="paragraph" style:parent-style-name="Preformatted_20_Text">
      <style:text-properties officeooo:rsid="0014c8ac" officeooo:paragraph-rsid="0014c8ac"/>
    </style:style>
    <style:style style:name="P12" style:family="paragraph" style:parent-style-name="Preformatted_20_Text">
      <style:text-properties fo:font-variant="normal" fo:text-transform="none" fo:color="#222222" fo:letter-spacing="normal" fo:font-style="normal" fo:font-weight="normal" officeooo:rsid="001777a5" officeooo:paragraph-rsid="002041ba"/>
    </style:style>
    <style:style style:name="P13" style:family="paragraph" style:parent-style-name="Preformatted_20_Text">
      <style:text-properties fo:font-variant="normal" fo:text-transform="none" fo:color="#222222" fo:letter-spacing="normal" fo:font-style="normal" fo:font-weight="bold" officeooo:rsid="0014c8ac" officeooo:paragraph-rsid="0014c8ac" style:font-weight-asian="bold" style:font-weight-complex="bold"/>
    </style:style>
    <style:style style:name="P1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79786" officeooo:paragraph-rsid="00190abd"/>
    </style:style>
    <style:style style:name="P1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90abd" officeooo:paragraph-rsid="00190abd"/>
    </style:style>
    <style:style style:name="P16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ca8a1" officeooo:paragraph-rsid="001ca8a1"/>
    </style:style>
    <style:style style:name="P17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6e3b6" officeooo:paragraph-rsid="0026e3b6"/>
    </style:style>
    <style:style style:name="P18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e9b5b" officeooo:paragraph-rsid="002e9b5b"/>
    </style:style>
    <style:style style:name="P1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214c5"/>
    </style:style>
    <style:style style:name="P2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38914"/>
    </style:style>
    <style:style style:name="P2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3b3b1"/>
    </style:style>
    <style:style style:name="P2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6794b"/>
    </style:style>
    <style:style style:name="P2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6cd29"/>
    </style:style>
    <style:style style:name="P2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496dd" officeooo:paragraph-rsid="003496dd"/>
    </style:style>
    <style:style style:name="P25" style:family="paragraph" style:parent-style-name="Preformatted_20_Text">
      <style:text-properties fo:font-variant="normal" fo:text-transform="none" fo:color="#000000" style:font-name="Consolas" fo:font-size="10.5pt" fo:letter-spacing="normal" fo:font-style="normal" fo:font-weight="normal" officeooo:rsid="001777a5" officeooo:paragraph-rsid="001777a5"/>
    </style:style>
    <style:style style:name="P26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26e3b6" officeooo:paragraph-rsid="0026e3b6"/>
    </style:style>
    <style:style style:name="P27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2c98da" officeooo:paragraph-rsid="002c98da"/>
    </style:style>
    <style:style style:name="P28" style:family="paragraph" style:parent-style-name="Preformatted_20_Text">
      <style:text-properties fo:font-style="italic" officeooo:rsid="0014c8ac" officeooo:paragraph-rsid="0014c8ac" style:font-style-asian="italic" style:font-style-complex="italic"/>
    </style:style>
    <style:style style:name="P29" style:family="paragraph" style:parent-style-name="Preformatted_20_Text">
      <style:text-properties officeooo:rsid="00168b0e" officeooo:paragraph-rsid="00168b0e"/>
    </style:style>
    <style:style style:name="P30" style:family="paragraph" style:parent-style-name="Preformatted_20_Text">
      <style:text-properties officeooo:rsid="0017332f" officeooo:paragraph-rsid="0017332f"/>
    </style:style>
    <style:style style:name="P31" style:family="paragraph" style:parent-style-name="Preformatted_20_Text">
      <style:text-properties officeooo:rsid="0017332f" officeooo:paragraph-rsid="001aeabe"/>
    </style:style>
    <style:style style:name="P32" style:family="paragraph" style:parent-style-name="Preformatted_20_Text">
      <style:text-properties officeooo:rsid="0017332f" officeooo:paragraph-rsid="001e2a89"/>
    </style:style>
    <style:style style:name="P33" style:family="paragraph" style:parent-style-name="Preformatted_20_Text">
      <style:text-properties officeooo:rsid="001777a5" officeooo:paragraph-rsid="001777a5"/>
    </style:style>
    <style:style style:name="P34" style:family="paragraph" style:parent-style-name="Preformatted_20_Text">
      <style:text-properties officeooo:rsid="00179786" officeooo:paragraph-rsid="00179786"/>
    </style:style>
    <style:style style:name="P35" style:family="paragraph" style:parent-style-name="Preformatted_20_Text">
      <style:text-properties officeooo:rsid="002041ba" officeooo:paragraph-rsid="002041ba"/>
    </style:style>
    <style:style style:name="P36" style:family="paragraph" style:parent-style-name="Preformatted_20_Text">
      <style:text-properties officeooo:rsid="002063d0" officeooo:paragraph-rsid="002063d0"/>
    </style:style>
    <style:style style:name="P37" style:family="paragraph" style:parent-style-name="Preformatted_20_Text">
      <style:text-properties officeooo:rsid="00223ea9" officeooo:paragraph-rsid="00223ea9"/>
    </style:style>
    <style:style style:name="P38" style:family="paragraph" style:parent-style-name="Preformatted_20_Text">
      <style:text-properties fo:font-weight="bold" officeooo:rsid="0014c8ac" officeooo:paragraph-rsid="0014c8ac" style:font-weight-asian="bold" style:font-weight-complex="bold"/>
    </style:style>
    <style:style style:name="P39" style:family="paragraph" style:parent-style-name="Preformatted_20_Text">
      <style:text-properties officeooo:rsid="002b0487" officeooo:paragraph-rsid="002b0487"/>
    </style:style>
    <style:style style:name="P40" style:family="paragraph" style:parent-style-name="Preformatted_20_Text">
      <style:text-properties officeooo:rsid="002c98da" officeooo:paragraph-rsid="002c98da"/>
    </style:style>
    <style:style style:name="P41" style:family="paragraph" style:parent-style-name="Preformatted_20_Text">
      <style:text-properties officeooo:rsid="0037ccba" officeooo:paragraph-rsid="0037ccba"/>
    </style:style>
    <style:style style:name="P42" style:family="paragraph" style:parent-style-name="Preformatted_20_Text">
      <style:text-properties officeooo:paragraph-rsid="0037ccba"/>
    </style:style>
    <style:style style:name="P43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777a5" officeooo:paragraph-rsid="001777a5"/>
    </style:style>
    <style:style style:name="P44" style:family="paragraph" style:parent-style-name="Preformatted_20_Text">
      <style:paragraph-properties fo:margin-top="0in" fo:margin-bottom="0.1252in" loext:contextual-spacing="false" fo:widows="1" fo:padding="0.0193in" fo:border="0.06pt dotted #0c3762"/>
      <style:text-properties fo:font-variant="normal" fo:text-transform="none" fo:color="#222222" fo:letter-spacing="normal" fo:font-style="normal" fo:font-weight="normal" officeooo:paragraph-rsid="002041ba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b0487"/>
    </style:style>
    <style:style style:name="P4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font-name="Courier New" fo:font-size="9.75pt" fo:letter-spacing="normal" fo:font-style="normal" style:text-underline-style="none" fo:font-weight="normal" officeooo:rsid="002b0487" officeooo:paragraph-rsid="002b0487" style:text-blinking="false" fo:background-color="transparent"/>
    </style:style>
    <style:style style:name="P47" style:family="paragraph" style:parent-style-name="Text_20_body">
      <style:text-properties fo:font-variant="normal" fo:text-transform="none" fo:color="#333333" style:font-name="Open Sans" fo:font-size="10.5pt" fo:letter-spacing="normal" fo:font-style="normal" fo:font-weight="normal" officeooo:rsid="0026e3b6" officeooo:paragraph-rsid="00518faa"/>
    </style:style>
    <style:style style:name="P48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49" style:family="paragraph" style:parent-style-name="Preformatted_20_Text">
      <style:text-properties officeooo:rsid="0037ccba" officeooo:paragraph-rsid="0037ccba"/>
    </style:style>
    <style:style style:name="P5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6794b"/>
    </style:style>
    <style:style style:name="P5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6cd29"/>
    </style:style>
    <style:style style:name="P5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9e480"/>
    </style:style>
    <style:style style:name="P5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3b1cc0"/>
    </style:style>
    <style:style style:name="P5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214c5" officeooo:paragraph-rsid="004087bd"/>
    </style:style>
    <style:style style:name="P5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9e480" officeooo:paragraph-rsid="0039e480"/>
    </style:style>
    <style:style style:name="P56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9e480" officeooo:paragraph-rsid="003b1cc0"/>
    </style:style>
    <style:style style:name="P57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39e480" officeooo:paragraph-rsid="004087bd"/>
    </style:style>
    <style:style style:name="P58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19eb3"/>
    </style:style>
    <style:style style:name="P5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2f47b"/>
    </style:style>
    <style:style style:name="P6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43722"/>
    </style:style>
    <style:style style:name="P6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5601f"/>
    </style:style>
    <style:style style:name="P6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5d972"/>
    </style:style>
    <style:style style:name="P6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84a29"/>
    </style:style>
    <style:style style:name="P6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cda7b"/>
    </style:style>
    <style:style style:name="P6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19eb3" officeooo:paragraph-rsid="004ec9e9"/>
    </style:style>
    <style:style style:name="P66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43722" officeooo:paragraph-rsid="00443722"/>
    </style:style>
    <style:style style:name="P67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75e01" officeooo:paragraph-rsid="00475e01"/>
    </style:style>
    <style:style style:name="P68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75e01" officeooo:paragraph-rsid="004b7c89"/>
    </style:style>
    <style:style style:name="P6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75e01" officeooo:paragraph-rsid="004faa33"/>
    </style:style>
    <style:style style:name="P7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cda7b" officeooo:paragraph-rsid="004cda7b"/>
    </style:style>
    <style:style style:name="P71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6e3b6" officeooo:paragraph-rsid="0026e3b6"/>
    </style:style>
    <style:style style:name="P7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4fb797" officeooo:paragraph-rsid="004fb797"/>
    </style:style>
    <style:style style:name="P73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4b7c89"/>
    </style:style>
    <style:style style:name="P74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4cda7b"/>
    </style:style>
    <style:style style:name="P75" style:family="paragraph" style:parent-style-name="Preformatted_20_Text">
      <style:text-properties fo:font-variant="normal" fo:text-transform="none" fo:color="#303840" style:font-name="Monaco1" fo:font-size="9.75pt" fo:letter-spacing="normal" fo:font-style="normal" fo:font-weight="normal" officeooo:rsid="00475e01" officeooo:paragraph-rsid="004ec9e9"/>
    </style:style>
    <style:style style:name="P76" style:family="paragraph" style:parent-style-name="Preformatted_20_Text">
      <style:text-properties officeooo:rsid="001777a5" officeooo:paragraph-rsid="001777a5"/>
    </style:style>
    <style:style style:name="P77" style:family="paragraph" style:parent-style-name="Preformatted_20_Text">
      <style:text-properties officeooo:rsid="003d13ca" officeooo:paragraph-rsid="003d13ca"/>
    </style:style>
    <style:style style:name="P78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00000" style:font-name="Monaco" fo:font-size="10.5pt" fo:letter-spacing="normal" fo:font-style="normal" fo:font-weight="normal" officeooo:rsid="00419eb3" officeooo:paragraph-rsid="0045d972"/>
    </style:style>
    <style:style style:name="T1" style:family="text">
      <style:text-properties fo:font-variant="normal" fo:text-transform="none" fo:color="#000000" style:font-name="UbuntuBeta Mono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UbuntuBeta Mono" fo:font-size="9.75pt" fo:letter-spacing="normal" fo:font-style="normal" fo:font-weight="normal" officeooo:rsid="00096002"/>
    </style:style>
    <style:style style:name="T3" style:family="text">
      <style:text-properties fo:font-variant="normal" fo:text-transform="none" fo:color="#000000" style:font-name="UbuntuBeta Mono" fo:font-size="9.75pt" fo:letter-spacing="normal" fo:font-style="normal" fo:font-weight="normal" officeooo:rsid="000c550b"/>
    </style:style>
    <style:style style:name="T4" style:family="text">
      <style:text-properties fo:font-variant="normal" fo:text-transform="none" fo:color="#000000" style:font-name="UbuntuBeta Mono" fo:font-size="9.75pt" fo:letter-spacing="normal" fo:font-style="normal" fo:font-weight="normal" officeooo:rsid="000e74c7"/>
    </style:style>
    <style:style style:name="T5" style:family="text">
      <style:text-properties fo:font-variant="normal" fo:text-transform="none" fo:color="#000000" style:font-name="UbuntuBeta Mono" fo:font-size="9.75pt" fo:letter-spacing="normal" fo:font-style="normal" fo:font-weight="normal" officeooo:rsid="000fd02f"/>
    </style:style>
    <style:style style:name="T6" style:family="text">
      <style:text-properties fo:font-variant="normal" fo:text-transform="none" fo:color="#000000" style:font-name="Monaco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aco" fo:font-size="10.5pt" fo:letter-spacing="normal" fo:font-style="normal" fo:font-weight="normal" officeooo:rsid="00168b0e"/>
    </style:style>
    <style:style style:name="T8" style:family="text">
      <style:text-properties fo:font-variant="normal" fo:text-transform="none" fo:color="#222222" fo:letter-spacing="normal" fo:font-style="normal" fo:font-weight="normal"/>
    </style:style>
    <style:style style:name="T9" style:family="text">
      <style:text-properties fo:font-variant="normal" fo:text-transform="none" fo:color="#222222" fo:letter-spacing="normal" fo:font-style="normal" fo:font-weight="normal" officeooo:rsid="0039e480"/>
    </style:style>
    <style:style style:name="T10" style:family="text">
      <style:text-properties officeooo:rsid="0014c8ac"/>
    </style:style>
    <style:style style:name="T11" style:family="text">
      <style:text-properties officeooo:rsid="00190abd"/>
    </style:style>
    <style:style style:name="T12" style:family="text">
      <style:text-properties officeooo:rsid="00196391"/>
    </style:style>
    <style:style style:name="T13" style:family="text">
      <style:text-properties officeooo:rsid="001aeabe"/>
    </style:style>
    <style:style style:name="T14" style:family="text">
      <style:text-properties officeooo:rsid="000ff4ef"/>
    </style:style>
    <style:style style:name="T15" style:family="text">
      <style:text-properties officeooo:rsid="001e2a89"/>
    </style:style>
    <style:style style:name="T16" style:family="text">
      <style:text-properties officeooo:rsid="002041ba"/>
    </style:style>
    <style:style style:name="T17" style:family="text">
      <style:text-properties officeooo:rsid="0022be47"/>
    </style:style>
    <style:style style:name="T18" style:family="text">
      <style:text-properties officeooo:rsid="0023ab35"/>
    </style:style>
    <style:style style:name="T19" style:family="text">
      <style:text-properties officeooo:rsid="0027769b"/>
    </style:style>
    <style:style style:name="T20" style:family="text">
      <style:text-properties style:text-line-through-style="none" style:text-line-through-type="none" style:font-name="Courier New" style:text-underline-style="none" style:text-blinking="false" fo:background-color="transparent" loext:char-shading-value="0"/>
    </style:style>
    <style:style style:name="T21" style:family="text">
      <style:text-properties style:text-line-through-style="none" style:text-line-through-type="none" style:font-name="Courier New" style:text-underline-style="none" officeooo:rsid="002b0487" style:text-blinking="false" fo:background-color="transparent" loext:char-shading-value="0"/>
    </style:style>
    <style:style style:name="T22" style:family="text">
      <style:text-properties fo:color="#9900ff" style:text-line-through-style="none" style:text-line-through-type="none" style:font-name="Courier New" style:text-underline-style="none" fo:font-weight="bold" officeooo:rsid="002b0487" style:text-blinking="false" fo:background-color="transparent" loext:char-shading-value="0"/>
    </style:style>
    <style:style style:name="T23" style:family="text">
      <style:text-properties fo:color="#9900ff" style:text-line-through-style="none" style:text-line-through-type="none" style:font-name="Courier New" style:text-underline-style="none" fo:font-weight="bold" officeooo:rsid="002db580" style:text-blinking="false" fo:background-color="transparent" loext:char-shading-value="0"/>
    </style:style>
    <style:style style:name="T2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04a03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7" style:family="text">
      <style:text-properties officeooo:rsid="0033b3b1"/>
    </style:style>
    <style:style style:name="T28" style:family="text">
      <style:text-properties style:font-name="Consolas1" fo:font-size="9.75pt" fo:background-color="#eeeeee" loext:char-shading-value="0" loext:padding="0in" loext:border="none"/>
    </style:style>
    <style:style style:name="T29" style:family="text">
      <style:text-properties officeooo:rsid="0036cd29"/>
    </style:style>
    <style:style style:name="T30" style:family="text">
      <style:text-properties officeooo:rsid="0037ccba"/>
    </style:style>
    <style:style style:name="T31" style:family="text">
      <style:text-properties officeooo:rsid="0039e480"/>
    </style:style>
    <style:style style:name="T32" style:family="text">
      <style:text-properties officeooo:rsid="003214c5"/>
    </style:style>
    <style:style style:name="T33" style:family="text">
      <style:text-properties officeooo:rsid="0039f0fb"/>
    </style:style>
    <style:style style:name="T34" style:family="text">
      <style:text-properties officeooo:rsid="004087bd"/>
    </style:style>
    <style:style style:name="T35" style:family="text">
      <style:text-properties officeooo:rsid="0042f47b"/>
    </style:style>
    <style:style style:name="T36" style:family="text">
      <style:text-properties officeooo:rsid="00443722"/>
    </style:style>
    <style:style style:name="T37" style:family="text">
      <style:text-properties officeooo:rsid="0045601f"/>
    </style:style>
    <style:style style:name="T38" style:family="text">
      <style:text-properties officeooo:rsid="00484a29"/>
    </style:style>
    <style:style style:name="T39" style:family="text">
      <style:text-properties officeooo:rsid="004b7c89"/>
    </style:style>
    <style:style style:name="T40" style:family="text">
      <style:text-properties officeooo:rsid="004ec9e9"/>
    </style:style>
    <style:style style:name="T41" style:family="text">
      <style:text-properties officeooo:rsid="004faa33"/>
    </style:style>
    <style:style style:name="T42" style:family="text">
      <style:text-properties officeooo:rsid="004fb797"/>
    </style:style>
    <style:style style:name="T43" style:family="text">
      <style:text-properties officeooo:rsid="00518f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to Installation</text:p>
      <text:p text:style-name="P1"/>
      <text:p text:style-name="P1">*<text:span text:style-name="T19">Make sure you clear your ~/.ssh/known_hosts </text:span></text:p>
      <text:p text:style-name="P1"/>
      <text:p text:style-name="P1">Java 8</text:p>
      <text:p text:style-name="P1"/>
      <text:p text:style-name="P3"><text:span text:style-name="Source_20_Text"><text:span text:style-name="T1">sudo add-apt-repository ppa:webupd8team/java</text:span></text:span></text:p>
      <text:p text:style-name="P3"><text:span text:style-name="Source_20_Text"><text:span text:style-name="T1">sudo apt-get update</text:span></text:span></text:p>
      <text:p text:style-name="P3"/>
      <text:p text:style-name="P3"><text:span text:style-name="Source_20_Text"><text:span text:style-name="T1">echo oracle-java8-installer shared/accepted-oracle-license-v1-1 select true | sudo /usr/bin/debconf-set-selections</text:span></text:span></text:p>
      <text:p text:style-name="P3"/>
      <text:p text:style-name="P3"/>
      <text:p text:style-name="P3"><text:span text:style-name="Source_20_Text"><text:span text:style-name="T1">sudo apt-get install oracle-java8-installer</text:span></text:span></text:p>
      <text:p text:style-name="P3"><text:span text:style-name="Source_20_Text"><text:span text:style-name="T1"/></text:span></text:p>
      <text:p text:style-name="P4"><text:span text:style-name="Source_20_Text"><text:span text:style-name="T2">Check java version</text:span></text:span></text:p>
      <text:p text:style-name="P4"><text:span text:style-name="Source_20_Text"><text:span text:style-name="T2">java -version</text:span></text:span></text:p>
      <text:p text:style-name="P4"><text:span text:style-name="Source_20_Text"><text:span text:style-name="T2"/></text:span></text:p>
      <text:p text:style-name="P5"><text:span text:style-name="Source_20_Text"><text:span text:style-name="T3"/></text:span></text:p>
      <text:p text:style-name="P5"><text:span text:style-name="Source_20_Text"><text:span text:style-name="T3">sudo mkdir /usr/local/presto</text:span></text:span></text:p>
      <text:p text:style-name="P5"><text:span text:style-name="Source_20_Text"><text:span text:style-name="T3">sudo tar -zxvf ~/Downloads/presto-server-0.133.tar.gz 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6"><text:span text:style-name="Source_20_Text"><text:span text:style-name="T4"/></text:span></text:p>
      <text:p text:style-name="P6"><text:span text:style-name="Source_20_Text"><text:span text:style-name="T4">Generate nodeIDs</text:span></text:span></text:p>
      <text:p text:style-name="P6"><text:span text:style-name="Source_20_Text"><text:span text:style-name="T4"/></text:span></text:p>
      <text:p text:style-name="P6"><text:span text:style-name="Source_20_Text"><text:span text:style-name="T4">uuidgen</text:span></text:span></text:p>
      <text:p text:style-name="P6"><text:span text:style-name="Source_20_Text"><text:span text:style-name="T4">(Namenode, Datanode 1-3)</text:span></text:span></text:p>
      <text:p text:style-name="P6"><text:span text:style-name="Source_20_Text"><text:span text:style-name="T4">44630a15-6cbf-4d95-92f3-0da759bd743d</text:span></text:span></text:p>
      <text:p text:style-name="P6"><text:span text:style-name="Source_20_Text"><text:span text:style-name="T4">24335afb-0a4e-4c2a-a020-3ea3830a781e</text:span></text:span></text:p>
      <text:p text:style-name="P6"><text:span text:style-name="Source_20_Text"><text:span text:style-name="T4">d6fb0ac9-047f-4c12-ab10-74d105d0ddf9</text:span></text:span></text:p>
      <text:p text:style-name="P6"><text:span text:style-name="Source_20_Text"><text:span text:style-name="T4">ccc9db24-5be3-4684-a5a9-b77a2d42c272</text:span></text:span></text:p>
      <text:p text:style-name="P6"><text:span text:style-name="Source_20_Text"><text:span text:style-name="T4"/></text:span></text:p>
      <text:p text:style-name="P7"><text:span text:style-name="Source_20_Text"><text:span text:style-name="T5">touch node.properties</text:span></text:span></text:p>
      <text:p text:style-name="P6"><text:span text:style-name="Source_20_Text"><text:span text:style-name="T4"/></text:span></text:p>
      <text:p text:style-name="P8">touch jvm.config</text:p>
      <text:p text:style-name="P8"/>
      <text:p text:style-name="P8">-server</text:p>
      <text:p text:style-name="P8">-Xmx8G</text:p>
      <text:p text:style-name="P8">-XX:+UseG1GC</text:p>
      <text:p text:style-name="P8">-XX:G1HeapRegionSize=32M</text:p>
      <text:p text:style-name="P8">-XX:+UseGCOverheadLimit</text:p>
      <text:p text:style-name="P8">-XX:+ExplicitGCInvokesConcurrent</text:p>
      <text:p text:style-name="P8">-XX:+HeapDumpOnOutOfMemoryError</text:p>
      <text:p text:style-name="P8">-XX:OnOutOfMemoryError=kill -9 %p</text:p>
      <text:p text:style-name="P8"/>
      <text:p text:style-name="P39">touch hive.properties</text:p>
      <text:p text:style-name="P46">connector.name=hive-hadoop2</text:p>
      <text:p text:style-name="P45"><text:span text:style-name="T20">hive.metastore.uri=thrift://</text:span><text:span text:style-name="T22">172.31.1.</text:span><text:span text:style-name="T23">1</text:span><text:span text:style-name="T22">64</text:span><text:span text:style-name="T20">:9083</text:span></text:p>
      <text:p text:style-name="P45"><text:span text:style-name="T21">hive.parquet.use-column-names=true</text:span><text:span text:style-name="T20"> </text:span></text:p>
      <text:p text:style-name="P39"/>
      <text:p text:style-name="P41">Increase Presto config.properties</text:p>
      <text:p text:style-name="P42"><text:span text:style-name="T30"><text:s/></text:span><text:span text:style-name="T8">query.max-memory-per-node=</text:span><text:span text:style-name="T9">9.5</text:span><text:span text:style-name="T8">GB</text:span></text:p>
      <text:p text:style-name="P41"/>
      <text:p text:style-name="P8"/>
      <text:p text:style-name="P9">Start Hive metastore (make sure you have write-access in the directory you start <text:soft-page-break/>this)</text:p>
      <text:p text:style-name="P9">cd ~</text:p>
      <text:p text:style-name="P9">hive --service metastore -p 10000</text:p>
      <text:p text:style-name="P8"/>
      <text:p text:style-name="P8"/>
      <text:p text:style-name="P8"/>
      <text:p text:style-name="P10">on all machines, start Presto Server (Workers will phone into Coordinator/home):</text:p>
      <text:p text:style-name="P10">cd /usr/local/presto/presto-server/<text:span text:style-name="T10">bin</text:span></text:p>
      <text:p text:style-name="P10">./launcher run</text:p>
      <text:p text:style-name="P11">OR</text:p>
      <text:p text:style-name="P38">/usr/local/presto/presto-server-0.133/bin/launcher run</text:p>
      <text:p text:style-name="P8"/>
      <text:p text:style-name="P28">Start a Presto client<text:tab/></text:p>
      <text:p text:style-name="P13">./presto --server localhost:8080 --catalog hive --schema default</text:p>
      <text:p text:style-name="P11"/>
      <text:p text:style-name="P11"/>
      <text:p text:style-name="P40">check nodes:</text:p>
      <text:p text:style-name="P27">SELE<text:span text:style-name="T33">CT</text:span> * FROM system.runtime.nodes;</text:p>
      <text:p text:style-name="P8"/>
      <text:p text:style-name="P9">select distinct author, count(author) as NumComments from reddit_csv GROUP BY author;</text:p>
      <text:p text:style-name="P9"/>
      <text:p text:style-name="P9"/>
      <text:p text:style-name="P9"/>
      <text:p text:style-name="P9">select count(1) from reddit_csv WHERE author = 'Brysamo';</text:p>
      <text:p text:style-name="P9"/>
      <text:p text:style-name="P9"/>
      <text:p text:style-name="P9"/>
      <text:p text:style-name="P29">select * from reddit_csv08 where author = 'Arve' and body like '%zombie%';</text:p>
      <text:p text:style-name="P29"/>
      <text:p text:style-name="P30">SELECT subreddit, count(1) from reddit_<text:span text:style-name="T13">csv</text:span> GROUP BY subreddit order by count(1) desc limit 10;</text:p>
      <text:p text:style-name="P30"/>
      <text:p text:style-name="P31">SELECT <text:span text:style-name="T13">author</text:span>, count(1) from reddit_<text:span text:style-name="T13">csv</text:span> GROUP BY <text:span text:style-name="T13">author</text:span> order by count(1) desc limit 10;</text:p>
      <text:p text:style-name="P31"/>
      <text:p text:style-name="P32">SELECT <text:span text:style-name="T13">author</text:span>, count(1) <text:span text:style-name="T15">as posts </text:span>from reddit_<text:span text:style-name="T13">csv</text:span> GROUP BY <text:span text:style-name="T13">author</text:span> order by <text:span text:style-name="T15">posts</text:span> desc limit 10;</text:p>
      <text:p text:style-name="P30"/>
      <text:p text:style-name="P33">***Approx Percentile functions in presto***</text:p>
      <text:p text:style-name="P33">select approx_percentile(score, 0.9) from reddit_csv08;</text:p>
      <text:p text:style-name="P33"/>
      <text:p text:style-name="P77">SELECT subreddit, count(1) as numPosts from f09 GROUP BY subreddit ORDER BY numPosts desc limit 10;</text:p>
      <text:p text:style-name="P33"/>
      <text:p text:style-name="P33"/>
      <text:p text:style-name="P33">**** <text:span text:style-name="T16">set in hive.properties</text:span></text:p>
      <text:p text:style-name="P12">hive.s3.aws-access-key=<text:span text:style-name="T16">AKIAJPJEBL6BOU5NPQIQ</text:span></text:p>
      <text:p text:style-name="P44">hive.s3.aws-secret-key=<text:span text:style-name="T16">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</text:span></text:p>
      <text:p text:style-name="P33">** <text:span text:style-name="T18">Also add below to fix ERROR SplitRunner, java NullPointerException for Parquet**</text:span></text:p>
      <text:p text:style-name="P25">hive.parquet.use-column-names=true</text:p>
      <text:p text:style-name="P25"/>
      <text:p text:style-name="P25"/>
      <text:p text:style-name="P35">SELECT count(1) as posts from r_s310;</text:p>
      <text:p text:style-name="P35"><text:s text:c="2"/>posts <text:s text:c="2"/></text:p>
      <text:p text:style-name="P35">----------</text:p>
      <text:p text:style-name="P35"><text:s/>48489057 </text:p>
      <text:p text:style-name="P35">(1 row)</text:p>
      <text:p text:style-name="P35"><text:soft-page-break/></text:p>
      <text:p text:style-name="P35">Query 20160129_023722_00004_erkp3, FINISHED, 3 nodes</text:p>
      <text:p text:style-name="P35">Splits: 322 total, 322 done (100.00%)</text:p>
      <text:p text:style-name="P35">1:01 [48.5M rows, 14.4GB] [793K rows/s, 242MB/s]</text:p>
      <text:p text:style-name="P33"/>
      <text:p text:style-name="P36">presto:default&gt; SELECT author, count(1) as posts from r_s310 GROUP BY author order by posts desc limit 1<text:span text:style-name="T17">0</text:span>;</text:p>
      <text:p text:style-name="P36"><text:s text:c="5"/>author <text:s text:c="5"/>| <text:s/>posts <text:s text:c="2"/></text:p>
      <text:p text:style-name="P36">-----------------+----------</text:p>
      <text:p text:style-name="P36"><text:s/>[deleted] <text:s text:c="6"/>| 10688372 </text:p>
      <text:p text:style-name="P36"><text:s/>andrewsmith1986 | <text:s text:c="3"/>28806 </text:p>
      <text:p text:style-name="P36"><text:s/>insomniac84 <text:s text:c="4"/>| <text:s text:c="3"/>26994 </text:p>
      <text:p text:style-name="P36"><text:s/>AMerrickanGirl <text:s/>| <text:s text:c="3"/>22015 </text:p>
      <text:p text:style-name="P36"><text:s/>moonflower <text:s text:c="5"/>| <text:s text:c="3"/>19632 </text:p>
      <text:p text:style-name="P36"><text:s/>matts2 <text:s text:c="9"/>| <text:s text:c="3"/>19604 </text:p>
      <text:p text:style-name="P36"><text:s/>NoMoreNicksLeft | <text:s text:c="3"/>19313 </text:p>
      <text:p text:style-name="P36"><text:s/>backpackwayne <text:s text:c="2"/>| <text:s text:c="3"/>19120 </text:p>
      <text:p text:style-name="P36"><text:s/>AnnArchist <text:s text:c="5"/>| <text:s text:c="3"/>18734 </text:p>
      <text:p text:style-name="P36"><text:s/>lanismycousin <text:s text:c="2"/>| <text:s text:c="3"/>17700 </text:p>
      <text:p text:style-name="P36">(10 rows)</text:p>
      <text:p text:style-name="P36"/>
      <text:p text:style-name="P36">Query 20160129_024446_00006_erkp3, FINISHED, 3 nodes</text:p>
      <text:p text:style-name="P36">Splits: 325 total, 325 done (100.00%)</text:p>
      <text:p text:style-name="P36">1:02 [48.5M rows, 14.4GB] [780K rows/s, 238MB/s]</text:p>
      <text:p text:style-name="P33"/>
      <text:p text:style-name="P37">s<text:span text:style-name="T7">elect * from r_</text:span><text:span text:style-name="T6">s3_2007parq </text:span><text:span text:style-name="T7">where body like '%</text:span><text:span text:style-name="T6">francisco</text:span><text:span text:style-name="T7">%';</text:span></text:p>
      <text:p text:style-name="P33"/>
      <text:p text:style-name="P33"/>
      <text:p text:style-name="P2"><text:span text:style-name="T24">SELECT author, count(1) as numPosts from </text:span><text:span text:style-name="T25">s3_2010</text:span><text:span text:style-name="T24"> GROUP BY author ORDER BY numPosts </text:span><text:span text:style-name="T26">desc limit 10</text:span></text:p>
      <text:p text:style-name="P2"/>
      <text:p text:style-name="P43"/>
      <text:p text:style-name="P34">Drill</text:p>
      <text:p text:style-name="P34">cd ~/Downloads</text:p>
      <text:p text:style-name="P14">wget -<text:span text:style-name="T11">P ~/Downloads </text:span><text:a xlink:type="simple" xlink:href="http://apache.cs.utah.edu/drill/drill-1.4.0/apache-drill-1.4.0.tar.gz" text:style-name="Internet_20_link" text:visited-style-name="Visited_20_Internet_20_Link"><text:span text:style-name="T11">http://apache.cs.utah.edu/drill/drill-1.4.0/apache-drill-1.4.0.tar.gz</text:span></text:a></text:p>
      <text:p text:style-name="P14"/>
      <text:p text:style-name="P15">mkdir /usr/local/drill/</text:p>
      <text:p text:style-name="P15">tar -xzvf</text:p>
      <text:p text:style-name="P15"/>
      <text:p text:style-name="P15"><text:s/>drill.exec:{</text:p>
      <text:p text:style-name="P15"><text:s text:c="2"/>cluster-id: "&lt;mydrillcluster&gt;",</text:p>
      <text:p text:style-name="P15"><text:s text:c="2"/>zk.connect: "<text:span text:style-name="T12">e</text:span>c2-52-89-140-174.us-west-2.compute.amazonaws.com:2181,ec2-52-89-86-6.us-west-2.compute.amazonaws.com:2181,ec2-52-89-142-199.us-west-2.compute.amazonaws.com:2181,ec2-52-89-142-156.us-west-2.compute.amazonaws.com:2181"</text:p>
      <text:p text:style-name="P15"><text:s/>}</text:p>
      <text:p text:style-name="P15"/>
      <text:p text:style-name="P16">select count(1) from dfs.`/<text:span text:style-name="T14">user/hive/warehouse/reddit_csv/</text:span>`; </text:p>
      <text:p text:style-name="P16"/>
      <text:p text:style-name="P17">cd /usr/local</text:p>
      <text:p text:style-name="P17">sudo chown -R ubuntu drill</text:p>
      <text:p text:style-name="P17"/>
      <text:p text:style-name="P17">Start Zookeeper</text:p>
      <text:p text:style-name="P26">sudo /usr/local/zookeeper/bin/zkServer.sh start</text:p>
      <text:p text:style-name="P17"/>
      <text:p text:style-name="P17">bin/drill-bit.sh <text:span text:style-name="T42">start</text:span></text:p>
      <text:p text:style-name="P17"/>
      <text:p text:style-name="P17"/>
      <text:p text:style-name="P72"><text:soft-page-break/>Start drill server:</text:p>
      <text:p text:style-name="P72">./drill-conf</text:p>
      <text:p text:style-name="P17">SELECT * FROM sys.drillbits;</text:p>
      <text:p text:style-name="P17"/>
      <text:p text:style-name="P17">drill-local</text:p>
      <text:p text:style-name="P17"/>
      <text:p text:style-name="P17">*** <text:span text:style-name="T43">put into drill-env.sh</text:span></text:p>
      <text:p text:style-name="P47">export JAVA_HOME=/usr/lib/jvm/<text:span text:style-name="T43">java-7-openjdk-amd64</text:span></text:p>
      <text:p text:style-name="P48">export PATH=$JAVA_HOME/bin:$PATH</text:p>
      <text:p text:style-name="P17"/>
      <text:p text:style-name="P17"/>
      <text:p text:style-name="P72">SELECT * FROM s3 LIMIT 10;</text:p>
      <text:p text:style-name="P17"/>
      <text:p text:style-name="P17"/>
      <text:p text:style-name="P17"/>
      <text:p text:style-name="P18">CREATE EXTERNAL TABLE s3_2008 (</text:p>
      <text:p text:style-name="P18"><text:s/>author <text:tab/><text:tab/>string,</text:p>
      <text:p text:style-name="P18"><text:s/>body <text:tab/> <text:tab/><text:tab/>string,</text:p>
      <text:p text:style-name="P18"><text:s/>controversiality <text:tab/>bigint,</text:p>
      <text:p text:style-name="P18"><text:s/>distinguished <text:tab/>string,</text:p>
      <text:p text:style-name="P18"><text:s/>timestamp_utc <text:tab/>timestamp,</text:p>
      <text:p text:style-name="P18"><text:s/>edited <text:tab/><text:tab/>string,</text:p>
      <text:p text:style-name="P18"><text:s/>gilded <text:tab/><text:tab/>bigint,</text:p>
      <text:p text:style-name="P18"><text:s/>link_id <text:tab/><text:tab/>string,</text:p>
      <text:p text:style-name="P18"><text:s/>name <text:tab/><text:tab/>string,</text:p>
      <text:p text:style-name="P18"><text:s/>parent_id <text:tab/><text:tab/>string,</text:p>
      <text:p text:style-name="P18"><text:s/>score <text:tab/><text:tab/><text:tab/>bigint,</text:p>
      <text:p text:style-name="P18"><text:s/>subreddit <text:tab/><text:tab/>string,</text:p>
      <text:p text:style-name="P18"><text:s/>subreddit_id <text:tab/><text:tab/>string,</text:p>
      <text:p text:style-name="P18"><text:s/>ups <text:tab/><text:tab/><text:tab/>bigint,</text:p>
      <text:p text:style-name="P18"><text:s/>year <text:tab/><text:tab/><text:tab/>int,</text:p>
      <text:p text:style-name="P18"><text:s/>month <text:tab/><text:tab/><text:tab/>int</text:p>
      <text:p text:style-name="P18">)</text:p>
      <text:p text:style-name="P18">STORED AS PARQUET</text:p>
      <text:p text:style-name="P18">LOCATION 's3n://kevin-de2016a/Parquet/2008/RC_2008.parquet';</text:p>
      <text:p text:style-name="P18"/>
      <text:p text:style-name="P18"/>
      <text:p text:style-name="P19">Presto queries</text:p>
      <text:p text:style-name="P19"/>
      <text:p text:style-name="P19">SELECT a.author, a.parent_id, a.score, b.author, b.parent_id, b.subreddit, </text:p>
      <text:p text:style-name="P19"><text:s text:c="4"/>b.name, b.score, b.link_id from f07 AS a, f07 AS b</text:p>
      <text:p text:style-name="P19"><text:s text:c="4"/>WHERE a.score &gt; 100 AND a.parent_id LIKE 't3%' AND a.name = b.parent_id AND b.score &gt; a.score</text:p>
      <text:p text:style-name="P19"><text:s text:c="4"/>ORDER BY b.score DESC;</text:p>
      <text:p text:style-name="P19"/>
      <text:p text:style-name="P19">SELECT COUNT(1) FROM (SELECT a.author, a.parent_id, a.score, b.author, b.parent_id, b.subreddit, </text:p>
      <text:p text:style-name="P19"><text:s text:c="4"/>b.name, b.score, b.link_id from f07 AS a, f07 AS b</text:p>
      <text:p text:style-name="P19"><text:s text:c="4"/>WHERE a.score &gt; 100 AND a.parent_id LIKE 't3%' AND a.name = b.parent_id AND b.score &gt; a.score</text:p>
      <text:p text:style-name="P19"><text:s text:c="4"/>ORDER BY b.score DESC) AS best;</text:p>
      <text:p text:style-name="P19"/>
      <text:p text:style-name="P19"/>
      <text:p text:style-name="P19"><text:soft-page-break/>SELECT COUNT(1) FROM (SELECT a.author, a.parent_id, a.score, b.author, b.parent_id, b.subreddit, </text:p>
      <text:p text:style-name="P19"><text:s text:c="4"/>b.name, b.score, b.link_id from f09 AS a, f09 AS b</text:p>
      <text:p text:style-name="P19"><text:s text:c="4"/>WHERE a.score &gt; 1000 AND a.parent_id LIKE 't3%' AND a.name = b.parent_id AND b.score &gt; a.score</text:p>
      <text:p text:style-name="P19"><text:s text:c="4"/>ORDER BY b.score DESC) AS best;</text:p>
      <text:p text:style-name="P19"/>
      <text:p text:style-name="P20">SELECT a.author, a.parent_id, a.score, b.author, b.parent_id, b.subreddit, </text:p>
      <text:p text:style-name="P20"><text:s text:c="4"/>b.name, b.score, b.link_id from f09 AS a, f09 AS b</text:p>
      <text:p text:style-name="P20"><text:s text:c="4"/>WHERE a.score &gt; 1000 AND a.parent_id LIKE 't3%' AND a.name = b.parent_id AND b.score &gt; a.score</text:p>
      <text:p text:style-name="P20"><text:s text:c="4"/>ORDER BY b.score DESC;</text:p>
      <text:p text:style-name="P20"/>
      <text:p text:style-name="P20"/>
      <text:p text:style-name="P20"/>
      <text:p text:style-name="P20"/>
      <text:p text:style-name="P21">SELECT a.author, a.parent_id, a.score, b.author, b.parent_id, b.subreddit, </text:p>
      <text:p text:style-name="P21"><text:s text:c="4"/>b.name, b.score, b.link_id from f09 AS a, f09 AS b</text:p>
      <text:p text:style-name="P21"><text:s text:c="4"/>WHERE <text:span text:style-name="T27">a.year = 2008 AND b.year = 2008 AND </text:span>a.score &gt; 1000 AND a.parent_id LIKE 't3%' AND a.name = b.parent_id AND b.score &gt; a.score</text:p>
      <text:p text:style-name="P21"><text:s text:c="4"/>ORDER BY b.score DESC;</text:p>
      <text:p text:style-name="P21"/>
      <text:p text:style-name="P22">SELECT a.author, a.parent_id, a.score, b.author, b.parent_id, b.subreddit, </text:p>
      <text:p text:style-name="P22"><text:s text:c="4"/>b.name, b.score, b.link_id from f09 AS a, f09 AS b</text:p>
      <text:p text:style-name="P22"><text:s text:c="4"/>WHERE <text:span text:style-name="T27">a.year = 2009 AND b.year = 2009 AND </text:span>a.score &gt; 1000 AND a.parent_id LIKE 't3%' AND a.name = b.parent_id AND b.score &gt; a.score</text:p>
      <text:p text:style-name="P22"><text:s text:c="4"/>ORDER BY b.score DESC;</text:p>
      <text:p text:style-name="P22"/>
      <text:p text:style-name="P24"/>
      <text:p text:style-name="P24">*******python:</text:p>
      <text:p text:style-name="P24"/>
      <text:p text:style-name="P24">call(“presto --server localhost:8080 --catalog hive --schema default --execute "select count(1) from f07”, Shell = True)</text:p>
      <text:p text:style-name="P24"/>
      <text:p text:style-name="P24"><text:span text:style-name="Source_20_Text"><text:span text:style-name="T28">print subprocess.Popen("presto --server localhost:8080 --catalog hive --schema default --execute 'select count(1) from f07'", shell=True, stdout=subprocess.PIPE).stdout.read()</text:span></text:span></text:p>
      <text:p text:style-name="P24"/>
      <text:p text:style-name="P52">SELECT a.author, a.parent_id, a.score, b.author, b.parent_id, b.subreddit, </text:p>
      <text:p text:style-name="P52"><text:s text:c="4"/>b.name, b.score, b.link_id from <text:span text:style-name="T29">f12</text:span> AS a, <text:span text:style-name="T29">f12</text:span> AS b</text:p>
      <text:p text:style-name="P52"><text:s text:c="4"/>WHERE a.score &gt; 1000 AND a.parent_id LIKE 't3%' AND a.name = b.parent_id AND b.score &gt; a.scor<text:span text:style-name="T29">e </text:span>ORDER BY b.score DESC;</text:p>
      <text:p text:style-name="P22"/>
      <text:p text:style-name="P22"/>
      <text:p text:style-name="P23">SELECT a.author, a.parent_id, a.score, b.author, b.parent_id, b.subreddit, </text:p>
      <text:p text:style-name="P23"><text:s text:c="4"/>b.name, b.score, b.link_id from <text:span text:style-name="T29">f14</text:span> AS a, <text:span text:style-name="T29">f14</text:span> AS b</text:p>
      <text:p text:style-name="P23"><text:s text:c="4"/>WHERE a.score &gt; 1000 AND a.parent_id LIKE 't3%' AND a.name = b.parent_id AND b.score &gt; a.scor<text:span text:style-name="T29">e </text:span>ORDER BY b.score DESC;</text:p>
      <text:p text:style-name="P23"/>
      <text:p text:style-name="P55">SELECT count(1) FROM (<text:span text:style-name="T32">SELECT a.author, a.parent_id, a.score, b.author, b.parent_id, b.subreddit, </text:span></text:p>
      <text:p text:style-name="P52"><text:s text:c="4"/>b.name, b.score, b.link_id from <text:span text:style-name="T29">f12</text:span> AS a, <text:span text:style-name="T29">f12</text:span> AS b</text:p>
      <text:p text:style-name="P52"><text:s text:c="4"/>WHERE a.score &gt; 1000 AND a.parent_id LIKE 't3%' AND a.name = b.parent_id AND b.score &gt; a.scor<text:span text:style-name="T29">e </text:span>ORDER BY b.score DESC<text:span text:style-name="T31">) AS best;</text:span></text:p>
      <text:p text:style-name="P52"/>
      <text:p text:style-name="P55">SELECT count(1) FROM (<text:span text:style-name="T32">SELECT a.author, a.parent_id, a.score, b.author, b.parent_id, </text:span><text:soft-page-break/><text:span text:style-name="T32">b.subreddit, </text:span></text:p>
      <text:p text:style-name="P52"><text:s text:c="4"/>b.name, b.score, b.link_id from <text:span text:style-name="T29">f12</text:span> AS a, <text:span text:style-name="T29">f12</text:span> AS b</text:p>
      <text:p text:style-name="P52"><text:s text:c="4"/>WHERE <text:span text:style-name="T31">a.year =b.year AND <text:s/></text:span>a.score &gt; 1000 AND a.parent_id LIKE 't3%' AND a.name = b.parent_id AND b.score &gt; a.scor<text:span text:style-name="T29">e </text:span>ORDER BY b.score DESC<text:span text:style-name="T31">) AS best;</text:span></text:p>
      <text:p text:style-name="P52"/>
      <text:p text:style-name="P56">SELECT count(1) FROM (<text:span text:style-name="T32">SELECT a.parent_id, a.score, b.author, b.parent_id, b.subreddit, </text:span></text:p>
      <text:p text:style-name="P53"><text:s text:c="4"/>b.name, b.score, b.link_id from <text:span text:style-name="T29">f12</text:span> AS a, <text:span text:style-name="T29">f12</text:span> AS b</text:p>
      <text:p text:style-name="P53"><text:s text:c="4"/>WHERE <text:span text:style-name="T31">a.year =b.year AND <text:s/></text:span>a.score &gt; 1000 AND a.parent_id LIKE 't3%' AND a.name = b.parent_id AND b.score &gt; a.scor<text:span text:style-name="T29">e </text:span>ORDER BY b.score DESC<text:span text:style-name="T31">) AS best;</text:span></text:p>
      <text:p text:style-name="P53"/>
      <text:p text:style-name="P53"/>
      <text:p text:style-name="P53"/>
      <text:p text:style-name="P57">SELECT count(1) FROM (<text:span text:style-name="T32">SELECT a.author, a.parent_id, a.score, b.author, b.parent_id, b.subreddit, </text:span></text:p>
      <text:p text:style-name="P54"><text:s text:c="4"/>b.name, b.score, b.link_id from <text:span text:style-name="T29">f09</text:span> AS a, <text:span text:style-name="T34">f09</text:span> AS b</text:p>
      <text:p text:style-name="P54"><text:s text:c="4"/>WHERE a.score &gt; 100<text:span text:style-name="T34">0</text:span> AND a.parent_id LIKE 't3%' AND a.name = b.parent_id AND b.score &gt; a.scor<text:span text:style-name="T29">e </text:span>ORDER BY b.score DESC<text:span text:style-name="T31">) AS best;</text:span></text:p>
      <text:p text:style-name="P54"/>
      <text:p text:style-name="P57">SELECT count(1) FROM (<text:span text:style-name="T32">SELECT a.author, a.parent_id, a.score, b.author, b.parent_id, b.subreddit, b.name, b.score, b.link_id from f09 AS a, f09 AS b</text:span></text:p>
      <text:p text:style-name="P54"><text:s text:c="4"/>WHERE a.score &gt; 100<text:span text:style-name="T34">0</text:span> AND a.parent_id LIKE 't3%' AND a.name = b.parent_id AND b.score &gt; a.scor<text:span text:style-name="T29">e </text:span>ORDER BY b.score DESC<text:span text:style-name="T31">) AS best;</text:span></text:p>
      <text:p text:style-name="P54"/>
      <text:p text:style-name="P58">SELECT count(1) FROM (SELECT a.author, a.parent_id, a.score, b.author, b.parent_id, b.subreddit, b.name, b.score, b.link_id from f09 AS a, f09 AS b WHERE a.year = b.year AND a.month = b.month AND a.score &gt; 1000 AND a.parent_id LIKE 't3%' AND a.name = b.parent_id AND b.score &gt; a.score ORDER BY b.score DESC) AS best;</text:p>
      <text:p text:style-name="P58"/>
      <text:p text:style-name="P58">SELECT count(1) FROM (SELECT * from f12 AS a, f12 AS b WHERE a.year = b.year AND a.month = b.month AND a.score &gt; 1000 AND a.parent_id LIKE 't3%' AND a.name = b.parent_id AND b.score &gt; a.score ORDER BY b.score DESC) AS best;</text:p>
      <text:p text:style-name="P58"/>
      <text:p text:style-name="P58"/>
      <text:p text:style-name="P66">FAIL:</text:p>
      <text:p text:style-name="P66"/>
      <text:p text:style-name="P59">SELECT count(1) FROM (SELECT a.author, a.parent_id, a.score, b.author, b.parent_id, b.subreddit, b.name, b.score, b.link_id from f09 AS a, f09 AS b WHERE<text:span text:style-name="T35"> b.month &lt; 7 AND </text:span>a.year = b.year AND a.month = b.month<text:span text:style-name="T35"> </text:span>AND a.score &gt; 1000 AND a.parent_id LIKE 't3%' AND a.name = b.parent_id AND b.score &gt; a.score ORDER BY b.score DESC) AS best;</text:p>
      <text:p text:style-name="P59"/>
      <text:p text:style-name="P60">SELECT count(1) FROM (SELECT a.parent_id, a.score, b.author, b.parent_id, b.score from f09 AS a, f09 AS b WHERE a.score &gt; 1000 AND a.parent_id LIKE 't3%' AND a.name = b.parent_id AND b.score &gt; a.score ORDER BY b.score DESC) AS best;</text:p>
      <text:p text:style-name="P60"/>
      <text:p text:style-name="P66">(select month, parent_id, score, author <text:span text:style-name="T37">from f12</text:span>) </text:p>
      <text:p text:style-name="P66"/>
      <text:p text:style-name="P61">SELECT count(1) FROM (SELECT a.parent_id, a.score, b.author, b.parent_id, b.score from f<text:span text:style-name="T36">12</text:span> AS a, <text:span text:style-name="T36">(select month, parent_id, score, author from f12)</text:span> AS b WHERE a.score &gt; 1000 AND a.parent_id LIKE 't3%' AND a.name = b.parent_id AND b.score &gt; a.score ORDER BY b.score DESC) AS best;</text:p>
      <text:p text:style-name="P60"/>
      <text:p text:style-name="P62">SELECT count(1) FROM (SELECT a.parent_id, a.score, b.author, b.parent_id, b.score from f<text:span text:style-name="T36">14</text:span> AS a, <text:span text:style-name="T36">(select month, parent_id, score, author from f14)</text:span> AS b WHERE a.score &gt; 1000 AND a.parent_id LIKE 't3%' AND a.name = b.parent_id AND b.score &gt; a.score ORDER BY b.score DESC) AS best;</text:p>
      <text:p text:style-name="P62"><text:soft-page-break/></text:p>
      <text:p text:style-name="P78"/>
      <text:p text:style-name="P67">presto:default&gt; SELECT count(1) FROM (SELECT a.parent_id, a.score, b.author, b.parent_id, b.score from f12 AS a, (select month, parent_id, score, author from f12) AS b WHERE a.score &gt; 1000 AND a.parent_id LIKE 't3%' AND a.name = b.parent_id AND b.score &gt; a.score ORDER BY b.score DESC) AS best;</text:p>
      <text:p text:style-name="P67"><text:s/>_col0 </text:p>
      <text:p text:style-name="P67">-------</text:p>
      <text:p text:style-name="P67"><text:s text:c="2"/>4065 </text:p>
      <text:p text:style-name="P67">(1 row)</text:p>
      <text:p text:style-name="P67"/>
      <text:p text:style-name="P67">Query 20160208_223542_00000_3p3cg, FINISHED, 6 nodes</text:p>
      <text:p text:style-name="P67">Splits: 7,473 total, 7,473 done (100.00%)</text:p>
      <text:p text:style-name="P67">2:32 [864M rows, 75.2GB] [5.69M rows/s, 507MB/s]</text:p>
      <text:p text:style-name="P70">2:33 / 504 MB/s</text:p>
      <text:p text:style-name="P67"/>
      <text:p text:style-name="P67">---</text:p>
      <text:p text:style-name="P63">SELECT count(1) FROM (SELECT a.author, a.parent_id, a.score, b.author, b.parent_id, b.subreddit, b.name, b.score, b.link_id from f09 AS a, f09 AS b WHERE<text:span text:style-name="T35"> </text:span>a.score &gt; 1000 AND a.parent_id LIKE 't3%' AND a.name = b.parent_id AND b.score &gt; a.score ORDER BY b.score DESC) AS best;</text:p>
      <text:p text:style-name="P63"/>
      <text:p text:style-name="P63">**<text:span text:style-name="T38">by month = month</text:span></text:p>
      <text:p text:style-name="P63">SELECT count(1) FROM (SELECT a.author, a.parent_id, a.score, b.author, b.parent_id, b.subreddit, b.name, b.score, b.link_id from f09 AS a, f09 AS b WHERE<text:span text:style-name="T35"> a.month = b.month AND </text:span>a.score &gt; 1000 AND a.parent_id LIKE 't3%' AND a.name = b.parent_id AND b.score &gt; a.score ORDER BY b.score DESC) AS best;</text:p>
      <text:p text:style-name="P63"/>
      <text:p text:style-name="P63">**<text:span text:style-name="T38">F12</text:span></text:p>
      <text:p text:style-name="P63">SELECT count(1) FROM (SELECT a.author, a.parent_id, a.score, b.author, b.parent_id, b.subreddit, b.name, b.score, b.link_id from f<text:span text:style-name="T38">12</text:span> AS a, f<text:span text:style-name="T38">12</text:span> AS b WHERE<text:span text:style-name="T35"> <text:s/></text:span>a.score &gt; 1000 AND a.parent_id LIKE 't3%' AND a.name = b.parent_id AND b.score &gt; a.score ORDER BY b.score DESC) AS best;</text:p>
      <text:p text:style-name="P63"/>
      <text:p text:style-name="P63">**<text:span text:style-name="T39">F12 – cut b table</text:span></text:p>
      <text:p text:style-name="P68">SELECT count(1) FROM (SELECT a.parent_id, a.score, b.parent_id, b.score from f12 AS a, (select parent_id, score from f12) AS b WHERE a.score &gt; 1000 AND a.parent_id LIKE 't3%' AND a.name = b.parent_id AND b.score &gt; a.score ORDER BY b.score DESC) AS best;</text:p>
      <text:p text:style-name="P68"/>
      <text:p text:style-name="P73">-- set session distributed_join = 'true'</text:p>
      <text:p text:style-name="P64">SELECT count(1) FROM (SELECT a.author, a.parent_id, a.score, b.author, b.parent_id, b.subreddit, b.name, b.score, b.link_id from f<text:span text:style-name="T38">12</text:span> AS a, f<text:span text:style-name="T38">12</text:span> AS b WHERE<text:span text:style-name="T35"> <text:s/></text:span>a.score &gt; 1000 AND a.parent_id LIKE 't3%' AND a.name = b.parent_id AND b.score &gt; a.score ORDER BY b.score DESC) AS best;</text:p>
      <text:p text:style-name="P64"/>
      <text:p text:style-name="P74">-- set session distributed_join = 'true'</text:p>
      <text:p text:style-name="P64">SELECT count(1) FROM (SELECT a.author, a.parent_id, a.score, b.author, b.parent_id, b.subreddit, b.name, b.score, b.link_id from f<text:span text:style-name="T38">14</text:span> AS a, f<text:span text:style-name="T38">14</text:span> AS b WHERE<text:span text:style-name="T35"> <text:s/></text:span>a.score &gt; 1000 AND a.parent_id LIKE 't3%' AND a.name = b.parent_id AND b.score &gt; a.score ORDER BY b.score DESC) AS best;</text:p>
      <text:p text:style-name="P64"/>
      <text:p text:style-name="P75">-- set session distributed_join = 'true'</text:p>
      <text:p text:style-name="P65">SELECT a.author, a.parent_id, a.score, b.author, b.parent_id, b.subreddit, b.name, b.score, b.link_id from f<text:span text:style-name="T38">14</text:span> AS a, f<text:span text:style-name="T38">14</text:span> AS b WHERE<text:span text:style-name="T35"> <text:s/></text:span>a.score &gt; 1000 AND a.parent_id LIKE 't3%' AND a.name = b.parent_id AND b.score &gt; a.score ORDER BY b.score DESC <text:span text:style-name="T40">LIMIT 10;</text:span></text:p>
      <text:p text:style-name="P65"><text:soft-page-break/></text:p>
      <text:p text:style-name="P65"/>
      <text:p text:style-name="P69">SELECT count(1) FROM (SELECT a.parent_id, a.score, b.parent_id, b.score from f1<text:span text:style-name="T41">4</text:span> AS a, (select parent_id, score from f1<text:span text:style-name="T41">4</text:span>) AS b WHERE a.score &gt; 1000 AND a.parent_id LIKE 't3%' AND a.name = b.parent_id AND b.score &gt; a.score ORDER BY b.score DESC) AS bes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Liberation Mono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Monaco1" svg:font-family="Monaco, 'Courier New', 'DejaVu Sans Mono', 'Bitstream Vera Sans Mono', monospace"/>
    <style:font-face style:name="Monaco" svg:font-family="Monaco, Menlo, Consolas, 'Courier New', monospace"/>
    <style:font-face style:name="Open Sans" svg:font-family="'Open Sans', 'Helvetica Neue', Helvetica, Arial, sans-serif"/>
    <style:font-face style:name="UbuntuBeta Mono" svg:font-family="'UbuntuBeta Mono', 'Ubuntu Mono', 'Courier New'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21:04:12.439551720</meta:creation-date>
    <dc:date>2016-02-09T19:33:59.025065158</dc:date>
    <meta:editing-duration>P1DT20H46M27S</meta:editing-duration>
    <meta:editing-cycles>19</meta:editing-cycles>
    <meta:generator>LibreOffice/5.0.2.2$Linux_X86_64 LibreOffice_project/00m0$Build-2</meta:generator>
    <meta:document-statistic meta:table-count="0" meta:image-count="0" meta:object-count="0" meta:page-count="8" meta:paragraph-count="210" meta:word-count="1772" meta:character-count="12956" meta:non-whitespace-character-count="11093"/>
  </office:meta>
</office:document-meta>
</file>